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style:font-name="Times New Roman" fo:font-size="14pt" fo:language="ru" fo:country="RU" officeooo:rsid="00006ebe" officeooo:paragraph-rsid="00006ebe" style:font-size-asian="12.25pt" style:font-size-complex="14pt"/>
    </style:style>
    <style:style style:name="P2"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style:font-name="Times New Roman" fo:font-size="14pt" fo:language="ru" fo:country="RU" officeooo:rsid="0001c89f" officeooo:paragraph-rsid="0001c89f" style:font-size-asian="12.25pt" style:font-size-complex="14pt"/>
    </style:style>
    <style:style style:name="P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Times New Roman" fo:font-size="14pt" fo:language="ru" fo:country="RU" officeooo:rsid="0001c89f" officeooo:paragraph-rsid="0001c89f" style:font-size-asian="12.25pt" style:font-size-complex="14pt"/>
    </style:style>
    <style:style style:name="P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Times New Roman" fo:font-size="14pt" fo:language="ru" fo:country="RU" officeooo:rsid="0002b635" officeooo:paragraph-rsid="0002b635" style:font-size-asian="12.25pt" style:font-size-complex="14pt"/>
    </style:style>
    <style:style style:name="P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Times New Roman" fo:font-size="14pt" fo:language="ru" fo:country="RU" officeooo:rsid="000391ab" officeooo:paragraph-rsid="000391ab" style:font-size-asian="12.25pt" style:font-size-complex="14pt"/>
    </style:style>
    <style:style style:name="P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Times New Roman" fo:font-size="14pt" fo:language="ru" fo:country="RU" officeooo:rsid="000391ab" officeooo:paragraph-rsid="00074825" style:font-size-asian="12.25pt" style:font-size-complex="14pt"/>
    </style:style>
    <style:style style:name="P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Times New Roman" fo:font-size="14pt" fo:language="ru" fo:country="RU" officeooo:rsid="00080e91" officeooo:paragraph-rsid="00080e91" style:font-size-asian="12.25pt" style:font-size-complex="14pt"/>
    </style:style>
    <style:style style:name="P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Times New Roman" fo:font-size="14pt" fo:language="ru" fo:country="RU" officeooo:rsid="00089848" officeooo:paragraph-rsid="00089848" style:font-size-asian="12.25pt" style:font-size-complex="14pt"/>
    </style:style>
    <style:style style:name="P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Times New Roman" fo:font-size="14pt" fo:language="ru" fo:country="RU" officeooo:rsid="000a6110" officeooo:paragraph-rsid="000a6110" style:font-size-asian="12.25pt" style:font-size-complex="14pt"/>
    </style:style>
    <style:style style:name="P10"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Times New Roman" fo:font-size="14pt" fo:language="ru" fo:country="RU" officeooo:rsid="000cb1b2" officeooo:paragraph-rsid="000cb1b2" style:font-size-asian="12.25pt" style:font-size-complex="14pt"/>
    </style:style>
    <style:style style:name="P1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Times New Roman" fo:font-size="14pt" fo:language="ru" fo:country="RU" officeooo:rsid="0012338a" officeooo:paragraph-rsid="0012338a" style:font-size-asian="12.25pt" style:font-size-complex="14pt"/>
    </style:style>
    <style:style style:name="P1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Times New Roman" fo:font-size="14pt" fo:language="ru" fo:country="RU" officeooo:rsid="001ae8bb" officeooo:paragraph-rsid="001ae8bb" style:font-size-asian="12.25pt" style:font-size-complex="14pt"/>
    </style:style>
    <style:style style:name="P1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Times New Roman" fo:font-size="14pt" fo:language="ru" fo:country="RU" officeooo:rsid="001b4199" officeooo:paragraph-rsid="001b4199" style:font-size-asian="12.25pt" style:font-size-complex="14pt"/>
    </style:style>
    <style:style style:name="P1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Times New Roman" fo:font-size="14pt" fo:language="ru" fo:country="RU" officeooo:rsid="001e1348" officeooo:paragraph-rsid="001e1348" style:font-size-asian="12.25pt" style:font-size-complex="14pt"/>
    </style:style>
    <style:style style:name="P1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Times New Roman" fo:font-size="14pt" fo:language="ru" fo:country="RU" officeooo:rsid="001f9a66" officeooo:paragraph-rsid="001f9a66" style:font-size-asian="12.25pt" style:font-size-complex="14pt"/>
    </style:style>
    <style:style style:name="P1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Times New Roman" fo:font-size="14pt" fo:language="ru" fo:country="RU" officeooo:rsid="0022e644" officeooo:paragraph-rsid="0022e644" style:font-size-asian="12.25pt" style:font-size-complex="14pt"/>
    </style:style>
    <style:style style:name="P17" style:family="paragraph" style:parent-style-name="Standard" style:list-style-name="L1">
      <loext:graphic-properties draw:fill="none"/>
      <style:paragraph-properties fo:margin-left="0cm" fo:margin-right="0cm" fo:text-align="justify" style:justify-single-word="false" fo:text-indent="1cm" style:auto-text-indent="false" fo:background-color="transparent"/>
      <style:text-properties style:font-name="Times New Roman" fo:font-size="14pt" fo:language="ru" fo:country="RU" officeooo:rsid="0022e644" officeooo:paragraph-rsid="0022e644" style:font-size-asian="12.25pt" style:font-size-complex="14pt"/>
    </style:style>
    <style:style style:name="P18" style:family="paragraph" style:parent-style-name="Standard" style:list-style-name="L1">
      <loext:graphic-properties draw:fill="none"/>
      <style:paragraph-properties fo:margin-left="0cm" fo:margin-right="0cm" fo:text-align="justify" style:justify-single-word="false" fo:text-indent="1cm" style:auto-text-indent="false" fo:background-color="transparent"/>
      <style:text-properties style:font-name="Times New Roman" fo:font-size="14pt" fo:language="ru" fo:country="RU" officeooo:rsid="00249b91" officeooo:paragraph-rsid="00249b91" style:font-size-asian="12.25pt" style:font-size-complex="14pt"/>
    </style:style>
    <style:style style:name="P1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Times New Roman" fo:font-size="14pt" fo:language="ru" fo:country="RU" officeooo:rsid="00263af3" officeooo:paragraph-rsid="00263af3" style:font-size-asian="12.25pt" style:font-size-complex="14pt"/>
    </style:style>
    <style:style style:name="P20"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Times New Roman" fo:font-size="14pt" fo:language="ru" fo:country="RU" fo:font-weight="bold" officeooo:rsid="0027d701" officeooo:paragraph-rsid="0027d701" style:font-size-asian="12.25pt" style:font-weight-asian="bold" style:font-size-complex="14pt" style:font-weight-complex="bold"/>
    </style:style>
    <style:style style:name="P21" style:family="paragraph" style:parent-style-name="Standard" style:list-style-name="L3">
      <loext:graphic-properties draw:fill="none"/>
      <style:paragraph-properties fo:margin-left="0cm" fo:margin-right="0cm" fo:text-align="justify" style:justify-single-word="false" fo:text-indent="1cm" style:auto-text-indent="false" fo:background-color="transparent"/>
      <style:text-properties style:font-name="Times New Roman" fo:font-size="14pt" fo:language="ru" fo:country="RU" fo:font-weight="normal" officeooo:rsid="0027d701" officeooo:paragraph-rsid="0027d701" style:font-size-asian="12.25pt" style:font-weight-asian="normal" style:font-size-complex="14pt" style:font-weight-complex="normal"/>
    </style:style>
    <style:style style:name="T1" style:family="text">
      <style:text-properties officeooo:rsid="0001c89f"/>
    </style:style>
    <style:style style:name="T2" style:family="text">
      <style:text-properties officeooo:rsid="0002b635"/>
    </style:style>
    <style:style style:name="T3" style:family="text">
      <style:text-properties officeooo:rsid="000391ab"/>
    </style:style>
    <style:style style:name="T4" style:family="text">
      <style:text-properties officeooo:rsid="000460e1"/>
    </style:style>
    <style:style style:name="T5" style:family="text">
      <style:text-properties officeooo:rsid="00074825"/>
    </style:style>
    <style:style style:name="T6" style:family="text">
      <style:text-properties officeooo:rsid="00080e91"/>
    </style:style>
    <style:style style:name="T7" style:family="text">
      <style:text-properties officeooo:rsid="000abd82"/>
    </style:style>
    <style:style style:name="T8" style:family="text">
      <style:text-properties officeooo:rsid="000e8b7d"/>
    </style:style>
    <style:style style:name="T9" style:family="text">
      <style:text-properties officeooo:rsid="00110a56"/>
    </style:style>
    <style:style style:name="T10" style:family="text">
      <style:text-properties officeooo:rsid="0012a88a"/>
    </style:style>
    <style:style style:name="T11" style:family="text">
      <style:text-properties officeooo:rsid="00141257"/>
    </style:style>
    <style:style style:name="T12" style:family="text">
      <style:text-properties officeooo:rsid="001478ad"/>
    </style:style>
    <style:style style:name="T13" style:family="text">
      <style:text-properties officeooo:rsid="001cdccc"/>
    </style:style>
    <style:style style:name="T14" style:family="text">
      <style:text-properties officeooo:rsid="001d5986"/>
    </style:style>
    <style:style style:name="T15" style:family="text">
      <style:text-properties officeooo:rsid="001d665f"/>
    </style:style>
    <style:style style:name="T16" style:family="text">
      <style:text-properties fo:font-weight="bold" style:font-weight-asian="bold" style:font-weight-complex="bold"/>
    </style:style>
    <style:style style:name="T17" style:family="text">
      <style:text-properties fo:font-weight="bold" officeooo:rsid="001d665f" style:font-weight-asian="bold" style:font-weight-complex="bold"/>
    </style:style>
    <style:style style:name="T18" style:family="text">
      <style:text-properties officeooo:rsid="001e3787"/>
    </style:style>
    <style:style style:name="T19" style:family="text">
      <style:text-properties officeooo:rsid="0020f93f"/>
    </style:style>
    <style:style style:name="T20" style:family="text">
      <style:text-properties officeooo:rsid="00231571"/>
    </style:style>
    <style:style style:name="T21" style:family="text">
      <style:text-properties officeooo:rsid="0023381e"/>
    </style:style>
    <style:style style:name="T22" style:family="text">
      <style:text-properties officeooo:rsid="00249b91"/>
    </style:style>
    <style:style style:name="T23" style:family="text">
      <style:text-properties fo:font-weight="normal" style:font-weight-asian="normal" style:font-weight-complex="normal"/>
    </style:style>
    <style:style style:name="T24" style:family="text">
      <style:text-properties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7">Наука. Критерии научности.</text:span><text:span text:style-name="T15"> </text:span>Область научного знания крайне многогранна и обширна. Причем различные направления науки порой кардинально различаются и по содержанию, и по проработанности, и по методам постижения и накопления знаний. Подобная разнородность связана с богатой историей человечества и науки в частности. Однако что есть наука? Что отличает науку от псевдонауки <text:span text:style-name="T1">(лженауки)</text:span>? Каковы критерии знания (<text:span text:style-name="T1">метода </text:span>познания) именно научного? <text:s/>Эти вопросы и будут рассмотрены в данном сообщении.</text:p>
      <text:p text:style-name="P2">Отделение научного знания от ненаучного можно попытаться проводить, руководствуясь разными критериями. Прежде чем излагать современный подход к данного рода демаркации проведем исторический очерк изысканий в этом направлении.</text:p>
      <text:p text:style-name="P3">В первую очередь следует отметить, что в виду отмеченного широкого разнообразия науки как таковой, а также разнообразия методов различных областей науки в разное время разными исследователями на пьедестал эталонной науки возводились то математика с ее чистым формализмом, то физика, базирующаяся на опытной верифицируемости всякого знания, то даже гуманитарные науки.</text:p>
      <text:p text:style-name="P3">В пользу математического эталона науки и научности говорит строгость ее методов. Подход на основе чисто<text:span text:style-name="T2">го синтеза, чистой</text:span> дедукции понятий, <text:span text:style-name="T2">чистой логики и т.п. в купе с полным отказом и отвлечением от эмпирического знания образует строго формализованный, непротиворечивый, красивый аппарат. Именно потому, что каждое суждение в математике либо аксиоматизируется, либо доказывается через другие суждения, и, следовательно, проверяемо, послужило причиной ее идеализации как научного эталона.</text:span></text:p>
      <text:p text:style-name="P4">Однако далеко не все можно выразить в терминах математических. Математика оперирует областью чистых знаний, в то же время реальность нам дается в созерцании эмпирическом, что затрудняет приложение чистой математики к объектам изучения физики. Совершенно нелепым были бы попытки применения математики ко многим гуманитарным дисциплинам, имеющим свою, совершенно иную методологию.</text:p>
      <text:p text:style-name="P4">Таким образом, математика не может выступать в роли эталонной науки.</text:p>
      <text:p text:style-name="P4">Иные изыскания эталона в науке приводили к возведению на постулат физики. Физическ<text:span text:style-name="T3">ую</text:span> методологи<text:span text:style-name="T3">ю</text:span>, концепци<text:span text:style-name="T3">ю</text:span> опытной <text:span text:style-name="T3">верифицируемости, также пытались применить к описанию гуманитарных наук, но, очевидно, безрезультатно. Физика тоже не может претендовать на роль единственного эталона.</text:span></text:p>
      <text:p text:style-name="P5">Дополнительные размышления показывают, что ни одна отдельная область науки не может являться эталоном. Как следствие следует признать, что каждая область науки уникальна, обладает своей методологией, своими достижениями и своей сферой деятельности, мешать которые в принципе не следует.</text:p>
      <text:p text:style-name="P6">Мы приходим к выводу, что для демаркации научного знания все же придется руководствоваться не поиском эталона и сведения каждой науки к нему, а, <text:soft-page-break/>напротив, выделением <text:span text:style-name="T5">(а) </text:span>наиболее существенных черт, объединяющих все научное, не вдаваясь в конкретную область знаний, <text:span text:style-name="T5">и, по-видимому, (б) сугубо профессиональных, специфичных для рассматриваемой области, критериев.</text:span></text:p>
      <text:p text:style-name="P5">Так, Ильин В.В. в своей работе «Критерии научного знания» (1989) выделяет <text:span text:style-name="T4">три типа</text:span> <text:span text:style-name="T6">таких </text:span>критериев.</text:p>
      <text:p text:style-name="P7">Первый тип, назовем его «тип А», следуя работе упомянутого автора, содержит как раз «предельный ценностный базис» безотносительный к конкретной области науки. «Требования, образующие «А», необходимы; упразднение какого-либо из них грозит распадом науки как способа освоения действительности».</text:p>
      <text:p text:style-name="P7">Второй тип, «тип Б», определяет «исторически-переходящие нормативы». Данные нормы существуют именно в исторический перспективе. К ним относятся такие глобальные аспекты, как, например, картина мира.</text:p>
      <text:p text:style-name="P8">Третий тип, «тип В», являет собой дисциплинарные критерии научности, специфичные для конкретной предметной области знания.</text:p>
      <text:p text:style-name="P9">По своему содержанию критерии научности можно разделить на большее количество категорий. Снова обратимся к работе <text:span text:style-name="T3">Ильин</text:span>а<text:span text:style-name="T3"> В.В. </text:span>В ней он по сути выделяет <text:span text:style-name="T12">четыре таких категории. Изложим основные моменты касательно тех или иных категорий.</text:span></text:p>
      <text:p text:style-name="P9">К логическим критериям относятся такие понятия, как «непротиворечивость», «полнота», «независимость». Они базируются на применении законов классической логики к критике научного знания. Следует, однако, отметить, что указанные критерии не являются абсолютными. Так, теории, содержащие в себе противоречия, однако, могут оказаться вполне жизнеспособными из-за их «практически полезного» характера. Таковой, например, является канторовская теория множеств, заключающая в себе фундаментальный парадокс о множестве всех множеств. Тем не менее, данная теория вводит в обиход математиков изящный и мощный инструмент, который нельзя игнорировать.</text:p>
      <text:p text:style-name="P9">Эмпирические критерии научности апеллируют к непременной верифицируемости теории посредством опыта, <text:span text:style-name="T7">фальсифицируемости (возможности опровержения) ее опытом</text:span>. Они требуют принципиальную эмпирическую <text:span text:style-name="T7">опробуемость</text:span> тех или иных знаний. <text:span text:style-name="T7">Абсолютность данных критериев опять же можно подвергнуть критике, поскольку они фактически не распространяются на область чистого знания (чистую математику).</text:span></text:p>
      <text:p text:style-name="P10">Введение экстралогических и неэмпирических критериев научности, таких как простота, красота, конструктивность, <text:span text:style-name="T9">и т.п. </text:span>диктуется «необходимостью оценки продуктов познания на предпочтительность». Они призваны дать ответы на вопросы вида: «каким из родственных систем знания отда<text:span text:style-name="T8">вать</text:span> предпочтение».</text:p>
      <text:p text:style-name="P11">Практический критерий истинности научного знания – попытка определить критерий истинности <text:span text:style-name="T10">через</text:span> практик<text:span text:style-name="T10">у</text:span> (в широком смысле), <text:span text:style-name="T11">материализацию знания</text:span>.</text:p>
      <text:p text:style-name="P12"><text:soft-page-break/>Подводя итог, следует сказать, что критерии научности знания, хоть и претендуют на систематический и полный список «проверок», которым следует подвергнуть классифицируемое знание, все же таковым не является. Данные критерии носят скорее вспомогательный характер. Не каждое ныне определяемое как научное знание строго отвечает всем указанным критериям или их части. Причина этого в том, что наука очень многогранна. Универсальные же методы <text:s/>анализа сложных понятий и систем до сих пор не найдены. Сложно даже, как выясняется, анализировать конкретную данную предметную область.</text:p>
      <text:p text:style-name="P13">Одной из причин таких трудностей можно считать чрезвычайно сложный аппарат человеческого мышления, познания мира. Другой – несовершенство методов познания.</text:p>
      <text:p text:style-name="P13">Так, по некоторым данным, существует более сотни определений понятия науки, встречающихся у разных авторов. Существует точка зрения, высказанная в свое время Витгенштейном <text:span text:style-name="T13">в своей </text:span>«теори<text:span text:style-name="T13">и</text:span> семейного сходства», что сложные понятия вообще являются лишь только собирательными и вовсе лишены содержания. Этим они противопоставляются понятиям, образованным посредством выделения существенных признаков группы частных, более узких, понятий. С этой точкой зрения, однако, сложно согласится, поскольку если понятие науки пусто, то как бы могли рассуждать об общих для всей науки методологиях и критериях истинности, <text:span text:style-name="T14">позволяющих тем самым определять науку как нечто целостное</text:span>?</text:p>
      <text:p text:style-name="P13"/>
      <text:p text:style-name="P14"><text:span text:style-name="T16">Псевдонаука.</text:span> <text:span text:style-name="T18">К псевдонауке, во всей видимости, следует относить те области знания, которые не отвечают критериям научности, критериям истинности научного знания. Псевдонаука пытается манипулировать научными методами познания, однако, как правило, применяет их некорректно, полагается на чувственные механизмы познания, веру и т.п.</text:span></text:p>
      <text:p text:style-name="P15">Необходимо отличать псевдонауку от неизбежных научных ошибок как исторического этапа развития науки. <text:span text:style-name="T19">Также следует отличать псевдонауку от паранауки, которая, будучи структурированным обобщением опыта, изначально не претендует на соответствие научному методу познания.</text:span></text:p>
      <text:p text:style-name="P16">Как уже было отмечено, в общих моментах псевдонаука старается подражать научному методу, однако ошибочно или намерено низводя свои заключения в область умозрительного, чувственного или иного ненаучного метода <text:span text:style-name="T20">познания</text:span>. <text:span text:style-name="T21">В частных моментах псевдонауке свойственны следующие черты:</text:span></text:p>
      <text:list xml:id="list2812768576" text:style-name="L1">
        <text:list-item>
          <text:p text:style-name="P17"><text:span text:style-name="T22">и</text:span>гнорирование или искажение фактов;</text:p>
        </text:list-item>
        <text:list-item>
          <text:p text:style-name="P17"><text:span text:style-name="T22">н</text:span>ефальсифицируемость;</text:p>
        </text:list-item>
        <text:list-item>
          <text:p text:style-name="P18">апеллирование к интуиции, здравому смыслу;</text:p>
        </text:list-item>
        <text:list-item>
          <text:p text:style-name="P18">использование в основе теории недостоверных данных и т.д.</text:p>
        </text:list-item>
      </text:list>
      <text:p text:style-name="P19">Примерами псевдонаук могут служить алхимия, астрология, нумерология, уфология, парапсихологя и т.д. Первые три фактически можно рассматривать как некие зачатки науки в период ее раннего становления.</text:p>
      <text:p text:style-name="P20"><text:soft-page-break/>Источники.</text:p>
      <text:list xml:id="list1617428030" text:style-name="L3">
        <text:list-item>
          <text:p text:style-name="P21">Ильин В. В. Критерии научности знания. — М.: Высшая школа, 1989.</text:p>
        </text:list-item>
        <text:list-item>
          <text:p text:style-name="P21">Википедия – свободная энциклопедия <text:span text:style-name="T24">[https://ru.wikipedia.or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4.2$Windows_X86_64 LibreOffice_project/9b0d9b32d5dcda91d2f1a96dc04c645c450872bf</meta:generator>
    <dc:date>2018-09-18T19:27:35.741000000</dc:date>
    <meta:editing-duration>PT1H38M55S</meta:editing-duration>
    <meta:editing-cycles>36</meta:editing-cycles>
    <meta:document-statistic meta:table-count="0" meta:image-count="0" meta:object-count="0" meta:page-count="4" meta:paragraph-count="32" meta:word-count="1031" meta:character-count="8135" meta:non-whitespace-character-count="7136"/>
  </office:meta>
</office:document-meta>
</file>